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4. Gestión de proyectos:</text:span></text:p>
      <text:list text:style-name="L1">
        <text:list-item>
          <text:p text:style-name="P2"><text:span text:style-name="Strong_20_Emphasis">Tabla 1: Proyectos:</text:span></text:p>
          <text:list>
            <text:list-item>
              <text:p text:style-name="P2">Id_proyecto (PK)</text:p>
            </text:list-item>
            <text:list-item>
              <text:p text:style-name="P2">Nombre</text:p>
            </text:list-item>
            <text:list-item>
              <text:p text:style-name="P2">Descripción</text:p>
            </text:list-item>
            <text:list-item>
              <text:p text:style-name="P2">Fecha_inicio</text:p>
            </text:list-item>
            <text:list-item>
              <text:p text:style-name="P2">Fecha_fin</text:p>
            </text:list-item>
            <text:list-item>
              <text:p text:style-name="P2">Presupuesto</text:p>
            </text:list-item>
            <text:list-item>
              <text:p text:style-name="P2">Cliente</text:p>
            </text:list-item>
          </text:list>
        </text:list-item>
        <text:list-item>
          <text:p text:style-name="P2"><text:span text:style-name="Strong_20_Emphasis">Tabla 2: Tareas:</text:span></text:p>
          <text:list>
            <text:list-item>
              <text:p text:style-name="P2">Id_tarea (PK)</text:p>
            </text:list-item>
            <text:list-item>
              <text:p text:style-name="P2">Id_proyecto (FK)</text:p>
            </text:list-item>
            <text:list-item>
              <text:p text:style-name="P2">Nombre</text:p>
            </text:list-item>
            <text:list-item>
              <text:p text:style-name="P2">Descripción</text:p>
            </text:list-item>
            <text:list-item>
              <text:p text:style-name="P2">Duración_estimada</text:p>
            </text:list-item>
            <text:list-item>
              <text:p text:style-name="P2">Estado</text:p>
            </text:list-item>
            <text:list-item>
              <text:p text:style-name="P2">Asignado_a</text:p>
            </text:list-item>
          </text:list>
        </text:list-item>
        <text:list-item>
          <text:p text:style-name="P2"><text:span text:style-name="Strong_20_Emphasis">Tabla 3: Recursos:</text:span></text:p>
          <text:list>
            <text:list-item>
              <text:p text:style-name="P2">Id_recurso (PK)</text:p>
            </text:list-item>
            <text:list-item>
              <text:p text:style-name="P2">Nombre</text:p>
            </text:list-item>
            <text:list-item>
              <text:p text:style-name="P2">Descripción</text:p>
            </text:list-item>
            <text:list-item>
              <text:p text:style-name="P2">Tipo</text:p>
            </text:list-item>
            <text:list-item>
              <text:p text:style-name="P2">Disponibilidad</text:p>
            </text:list-item>
          </text:list>
        </text:list-item>
        <text:list-item>
          <text:p text:style-name="P2"><text:span text:style-name="Strong_20_Emphasis">Tabla 4: Asignaciones:</text:span></text:p>
          <text:list>
            <text:list-item>
              <text:p text:style-name="P2">Id_asignación (PK)</text:p>
            </text:list-item>
            <text:list-item>
              <text:p text:style-name="P2">Id_tarea (FK)</text:p>
            </text:list-item>
            <text:list-item>
              <text:p text:style-name="P2">Id_recurso (FK)</text:p>
            </text:list-item>
            <text:list-item>
              <text:p text:style-name="P2">Fecha_inicio</text:p>
            </text:list-item>
            <text:list-item>
              <text:p text:style-name="P2">Fecha_fin</text:p>
            </text:list-item>
          </text:list>
        </text:list-item>
        <text:list-item>
          <text:p text:style-name="P2"><text:span text:style-name="Strong_20_Emphasis">Tabla 5: Gastos:</text:span></text:p>
          <text:list>
            <text:list-item>
              <text:p text:style-name="P2">Id_gasto (PK)</text:p>
            </text:list-item>
            <text:list-item>
              <text:p text:style-name="P2">Id_proyecto (FK)</text:p>
            </text:list-item>
            <text:list-item>
              <text:p text:style-name="P2">Concepto</text:p>
            </text:list-item>
            <text:list-item>
              <text:p text:style-name="P2">Importe</text:p>
            </text:list-item>
            <text:list-item>
              <text:p text:style-name="P1">Fecha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4T18:28:57.955000000</meta:creation-date>
    <dc:date>2024-05-24T18:29:03.758000000</dc:date>
    <meta:editing-duration>PT6S</meta:editing-duration>
    <meta:editing-cycles>1</meta:editing-cycles>
    <meta:document-statistic meta:table-count="0" meta:image-count="0" meta:object-count="0" meta:page-count="1" meta:paragraph-count="35" meta:word-count="91" meta:character-count="466" meta:non-whitespace-character-count="444"/>
    <meta:generator>LibreOffice/7.6.4.1$Windows_X86_64 LibreOffice_project/e19e193f88cd6c0525a17fb7a176ed8e6a3e2aa1</meta:generator>
  </office:meta>
</office:document-meta>
</file>